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555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5.039in"/>
    </style:style>
    <style:style style:name="co6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sso1" table:style-name="ta1">
        <table:shapes>
          <draw:frame draw:z-index="0" draw:style-name="gr1" draw:text-style-name="P1" svg:width="6.2988in" svg:height="3.5429in" svg:x="2.8461in" svg:y="0in">
            <draw:object draw:notify-on-update-of-ranges="Passo1.A2:Passo1.A27 Passo1.B1:Passo1.B1 Passo1.B2:Passo1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number-columns-repeated="9" table:default-cell-style-name="Default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X_real</text:p>
          </table:table-cell>
          <table:table-cell office:value-type="string" calcext:value-type="string">
            <text:p>Y_real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.64" calcext:value-type="float">
            <text:p>34.6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59" calcext:value-type="float">
            <text:p>25.5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52" calcext:value-type="float">
            <text:p>28.5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.42" calcext:value-type="float">
            <text:p>40.42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12" calcext:value-type="float">
            <text:p>11.12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2" calcext:value-type="float">
            <text:p>61.2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.1" calcext:value-type="float">
            <text:p>44.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.33" calcext:value-type="float">
            <text:p>73.33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.14" calcext:value-type="float">
            <text:p>56.14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.83" calcext:value-type="float">
            <text:p>57.83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.74" calcext:value-type="float">
            <text:p>50.74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.15" calcext:value-type="float">
            <text:p>90.1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.63" calcext:value-type="float">
            <text:p>100.63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3.65" calcext:value-type="float">
            <text:p>83.6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.47" calcext:value-type="float">
            <text:p>103.47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.48" calcext:value-type="float">
            <text:p>89.48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.12" calcext:value-type="float">
            <text:p>128.12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0.35" calcext:value-type="float">
            <text:p>140.35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7.97" calcext:value-type="float">
            <text:p>137.97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2.06" calcext:value-type="float">
            <text:p>122.06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.24" calcext:value-type="float">
            <text:p>118.24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6.39" calcext:value-type="float">
            <text:p>146.39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8.15" calcext:value-type="float">
            <text:p>138.1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8.85" calcext:value-type="float">
            <text:p>158.85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5.65" calcext:value-type="float">
            <text:p>135.65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7.84" calcext:value-type="float">
            <text:p>187.84</text:p>
          </table:table-cell>
          <table:table-cell table:number-columns-repeated="11"/>
        </table:table-row>
      </table:table>
      <table:table table:name="Passo2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2" table:default-cell-style-name="ce6"/>
        <table:table-column table:style-name="co3" table:default-cell-style-name="ce7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X_real</text:p>
          </table:table-cell>
          <table:table-cell table:style-name="ce1" office:value-type="string" calcext:value-type="string">
            <text:p>Y_real</text:p>
          </table:table-cell>
          <table:table-cell table:style-name="ce3" office:value-type="string" calcext:value-type="string">
            <text:p>x²</text:p>
          </table:table-cell>
          <table:table-cell table:style-name="ce3" office:value-type="string" calcext:value-type="string">
            <text:p>xy</text:p>
          </table:table-cell>
          <table:table-cell table:style-name="ce4"/>
          <table:table-cell table:number-columns-repeated="6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4.64" calcext:value-type="float">
            <text:p>34.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M = (SUM(xy) - (sum(x)*Sum(y)/26))/(sum(x²))-((sum(x)²)/26)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5.59" calcext:value-type="float">
            <text:p>25.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.18" calcext:value-type="float">
            <text:p>51.18</text:p>
          </table:table-cell>
          <table:table-cell table:style-name="ce5" office:value-type="string" calcext:value-type="string">
            <text:p>M=</text:p>
          </table:table-cell>
          <table:table-cell table:style-name="ce1" office:value-type="float" office:value="2.957519658" calcext:value-type="float">
            <text:p>2.957519658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8.52" calcext:value-type="float">
            <text:p>28.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4.08" calcext:value-type="float">
            <text:p>114.08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0.42" calcext:value-type="float">
            <text:p>40.4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2.52" calcext:value-type="float">
            <text:p>242.52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1.12" calcext:value-type="float">
            <text:p>11.1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8.96" calcext:value-type="float">
            <text:p>88.96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.2" calcext:value-type="float">
            <text:p>61.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12" calcext:value-type="float">
            <text:p>612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.1" calcext:value-type="float">
            <text:p>44.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29.2" calcext:value-type="float">
            <text:p>529.2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3.33" calcext:value-type="float">
            <text:p>73.3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026.62" calcext:value-type="float">
            <text:p>1026.62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.14" calcext:value-type="float">
            <text:p>56.1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98.24" calcext:value-type="float">
            <text:p>898.24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57.83" calcext:value-type="float">
            <text:p>57.8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40.94" calcext:value-type="float">
            <text:p>1040.94</text:p>
          </table:table-cell>
          <table:table-cell table:style-name="ce4"/>
          <table:table-cell table:style-name="ce1" office:value-type="string" calcext:value-type="string">
            <text:p>B=MED(Y)-M*MED(X)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.74" calcext:value-type="float">
            <text:p>50.7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14.8" calcext:value-type="float">
            <text:p>1014.8</text:p>
          </table:table-cell>
          <table:table-cell table:style-name="ce5" office:value-type="string" calcext:value-type="string">
            <text:p>B=</text:p>
          </table:table-cell>
          <table:table-cell table:style-name="ce1" office:value-type="float" office:value="15.87700855" calcext:value-type="float">
            <text:p>15.87700855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15" calcext:value-type="float">
            <text:p>90.1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983.3" calcext:value-type="float">
            <text:p>1983.3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0.63" calcext:value-type="float">
            <text:p>100.6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15.12" calcext:value-type="float">
            <text:p>2415.12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83.65" calcext:value-type="float">
            <text:p>83.6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174.9" calcext:value-type="float">
            <text:p>2174.9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3.47" calcext:value-type="float">
            <text:p>103.47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897.16" calcext:value-type="float">
            <text:p>2897.16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89.48" calcext:value-type="float">
            <text:p>89.4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684.4" calcext:value-type="float">
            <text:p>2684.4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8.12" calcext:value-type="float">
            <text:p>128.12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4099.84" calcext:value-type="float">
            <text:p>4099.84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40.35" calcext:value-type="float">
            <text:p>140.35</text:p>
          </table:table-cell>
          <table:table-cell table:style-name="ce3" office:value-type="float" office:value="1156" calcext:value-type="float">
            <text:p>1156</text:p>
          </table:table-cell>
          <table:table-cell table:style-name="ce3" office:value-type="float" office:value="4771.9" calcext:value-type="float">
            <text:p>4771.9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7.97" calcext:value-type="float">
            <text:p>137.97</text:p>
          </table:table-cell>
          <table:table-cell table:style-name="ce3" office:value-type="float" office:value="1296" calcext:value-type="float">
            <text:p>1296</text:p>
          </table:table-cell>
          <table:table-cell table:style-name="ce3" office:value-type="float" office:value="4966.92" calcext:value-type="float">
            <text:p>4966.92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2.06" calcext:value-type="float">
            <text:p>122.06</text:p>
          </table:table-cell>
          <table:table-cell table:style-name="ce3" office:value-type="float" office:value="1444" calcext:value-type="float">
            <text:p>1444</text:p>
          </table:table-cell>
          <table:table-cell table:style-name="ce3" office:value-type="float" office:value="4638.28" calcext:value-type="float">
            <text:p>4638.28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8.24" calcext:value-type="float">
            <text:p>118.24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4729.6" calcext:value-type="float">
            <text:p>4729.6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6.39" calcext:value-type="float">
            <text:p>146.39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6148.38" calcext:value-type="float">
            <text:p>6148.38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138.15" calcext:value-type="float">
            <text:p>138.15</text:p>
          </table:table-cell>
          <table:table-cell table:style-name="ce3" office:value-type="float" office:value="1936" calcext:value-type="float">
            <text:p>1936</text:p>
          </table:table-cell>
          <table:table-cell table:style-name="ce3" office:value-type="float" office:value="6078.6" calcext:value-type="float">
            <text:p>6078.6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8.85" calcext:value-type="float">
            <text:p>158.85</text:p>
          </table:table-cell>
          <table:table-cell table:style-name="ce3" office:value-type="float" office:value="2116" calcext:value-type="float">
            <text:p>2116</text:p>
          </table:table-cell>
          <table:table-cell table:style-name="ce3" office:value-type="float" office:value="7307.1" calcext:value-type="float">
            <text:p>7307.1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135.65" calcext:value-type="float">
            <text:p>135.65</text:p>
          </table:table-cell>
          <table:table-cell table:style-name="ce3" office:value-type="float" office:value="2304" calcext:value-type="float">
            <text:p>2304</text:p>
          </table:table-cell>
          <table:table-cell table:style-name="ce3" office:value-type="float" office:value="6511.2" calcext:value-type="float">
            <text:p>6511.2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7.84" calcext:value-type="float">
            <text:p>187.84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9392" calcext:value-type="float">
            <text:p>9392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7])" office:value-type="float" office:value="650" calcext:value-type="float">
            <text:p>650</text:p>
          </table:table-cell>
          <table:table-cell table:formula="of:=SUM([.C2:.C27])" office:value-type="float" office:value="2364.63" calcext:value-type="float">
            <text:p>2364.63</text:p>
          </table:table-cell>
          <table:table-cell table:formula="of:=SUM([.D2:.D27])" office:value-type="float" office:value="22100" calcext:value-type="float">
            <text:p>22100</text:p>
          </table:table-cell>
          <table:table-cell table:formula="of:=SUM([.E2:.E27])" office:value-type="float" office:value="76417.24" calcext:value-type="float">
            <text:p>76417.24</text:p>
          </table:table-cell>
          <table:table-cell table:style-name="ce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Medium</text:p>
          </table:table-cell>
          <table:table-cell table:formula="of:=MEDIAN([.B$2:.B$27])" office:value-type="float" office:value="25" calcext:value-type="float">
            <text:p>25</text:p>
          </table:table-cell>
          <table:table-cell table:formula="of:=MEDIAN([.C$2:.C$27])" office:value-type="float" office:value="89.815" calcext:value-type="float">
            <text:p>89.815</text:p>
          </table:table-cell>
          <table:table-cell table:formula="of:=MEDIAN([.D$2:.D$27])" office:value-type="float" office:value="626" calcext:value-type="float">
            <text:p>626</text:p>
          </table:table-cell>
          <table:table-cell table:formula="of:=MEDIAN([.E$2:.E$27])" office:value-type="float" office:value="2295.01" calcext:value-type="float">
            <text:p>2295.01</text:p>
          </table:table-cell>
          <table:table-cell table:style-name="ce4"/>
          <table:table-cell table:style-name="ce8"/>
          <table:table-cell table:number-columns-repeated="7"/>
        </table:table-row>
        <table:table-row table:style-name="ro1" table:number-rows-repeated="104854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asso3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6"/>
        <table:table-column table:style-name="co5" table:default-cell-style-name="ce7"/>
        <table:table-column table:style-name="co2" table:number-columns-repeated="7" table:default-cell-style-name="Default"/>
        <table:table-row table:style-name="ro2">
          <table:table-cell/>
          <table:table-cell table:style-name="ce1" office:value-type="string" calcext:value-type="string">
            <text:p>X_real</text:p>
          </table:table-cell>
          <table:table-cell table:style-name="ce1" office:value-type="string" calcext:value-type="string">
            <text:p>Y_real</text:p>
          </table:table-cell>
          <table:table-cell table:style-name="ce3" office:value-type="string" calcext:value-type="string">
            <text:p>x²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y²</text:p>
          </table:table-cell>
          <table:table-cell table:style-name="ce4"/>
          <table:table-cell table:style-name="ce3" office:value-type="string" calcext:value-type="string">
            <text:p>Coeficiente de correlação = CoVariança(x,y) / Desvio Padrão(x) * Desvio Padrão(y)</text:p>
          </table:table-cell>
          <table:table-cell table:formula="of:=[.I2]/([.I3]*[.I4])" office:value-type="float" office:value="0.120531912013112" calcext:value-type="float">
            <text:p>0.120531912013112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4.64" calcext:value-type="float">
            <text:p>34.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C2]^2" office:value-type="float" office:value="1199.9296" calcext:value-type="float">
            <text:p>1199.9296</text:p>
          </table:table-cell>
          <table:table-cell table:style-name="ce5"/>
          <table:table-cell table:style-name="ce3" office:value-type="string" calcext:value-type="string">
            <text:p>CoVariança(x,y)=(media(x*y)/n)</text:p>
          </table:table-cell>
          <table:table-cell table:formula="of:=[.E29]/[.B30]" office:value-type="float" office:value="88.2696153846154" calcext:value-type="float">
            <text:p>88.2696153846154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5.59" calcext:value-type="float">
            <text:p>25.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.18" calcext:value-type="float">
            <text:p>51.18</text:p>
          </table:table-cell>
          <table:table-cell table:style-name="ce3" table:formula="of:=[.C3]^2" office:value-type="float" office:value="654.8481" calcext:value-type="float">
            <text:p>654.8481</text:p>
          </table:table-cell>
          <table:table-cell table:style-name="ce4"/>
          <table:table-cell table:style-name="ce3" office:value-type="string" calcext:value-type="string">
            <text:p>Desvio Padrão(x) = sqrt(sum(x)²/n-media(x)²)</text:p>
          </table:table-cell>
          <table:table-cell table:formula="of:=SQRT(([.D28]/[.B30])-[.D29])" office:value-type="float" office:value="14.9666295470958" calcext:value-type="float">
            <text:p>14.9666295470958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8.52" calcext:value-type="float">
            <text:p>28.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4.08" calcext:value-type="float">
            <text:p>114.08</text:p>
          </table:table-cell>
          <table:table-cell table:style-name="ce3" table:formula="of:=[.C4]^2" office:value-type="float" office:value="813.3904" calcext:value-type="float">
            <text:p>813.3904</text:p>
          </table:table-cell>
          <table:table-cell table:style-name="ce4"/>
          <table:table-cell table:style-name="ce3" office:value-type="string" calcext:value-type="string">
            <text:p>Desvio Padrão(y) = sqrt(sum(y)²/n-media(y)²)</text:p>
          </table:table-cell>
          <table:table-cell table:formula="of:=SQRT([.F28]/[.B30]-[.F29])" office:value-type="float" office:value="48.9311225483961" calcext:value-type="float">
            <text:p>48.9311225483961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0.42" calcext:value-type="float">
            <text:p>40.4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2.52" calcext:value-type="float">
            <text:p>242.52</text:p>
          </table:table-cell>
          <table:table-cell table:style-name="ce3" table:formula="of:=[.C5]^2" office:value-type="float" office:value="1633.7764" calcext:value-type="float">
            <text:p>1633.7764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1.12" calcext:value-type="float">
            <text:p>11.1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8.96" calcext:value-type="float">
            <text:p>88.96</text:p>
          </table:table-cell>
          <table:table-cell table:style-name="ce3" table:formula="of:=[.C6]^2" office:value-type="float" office:value="123.6544" calcext:value-type="float">
            <text:p>123.6544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.2" calcext:value-type="float">
            <text:p>61.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12" calcext:value-type="float">
            <text:p>612</text:p>
          </table:table-cell>
          <table:table-cell table:style-name="ce3" table:formula="of:=[.C7]^2" office:value-type="float" office:value="3745.44" calcext:value-type="float">
            <text:p>3745.44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.1" calcext:value-type="float">
            <text:p>44.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29.2" calcext:value-type="float">
            <text:p>529.2</text:p>
          </table:table-cell>
          <table:table-cell table:style-name="ce3" table:formula="of:=[.C8]^2" office:value-type="float" office:value="1944.81" calcext:value-type="float">
            <text:p>1944.81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3.33" calcext:value-type="float">
            <text:p>73.3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026.62" calcext:value-type="float">
            <text:p>1026.62</text:p>
          </table:table-cell>
          <table:table-cell table:style-name="ce3" table:formula="of:=[.C9]^2" office:value-type="float" office:value="5377.2889" calcext:value-type="float">
            <text:p>5377.2889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.14" calcext:value-type="float">
            <text:p>56.1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98.24" calcext:value-type="float">
            <text:p>898.24</text:p>
          </table:table-cell>
          <table:table-cell table:style-name="ce3" table:formula="of:=[.C10]^2" office:value-type="float" office:value="3151.6996" calcext:value-type="float">
            <text:p>3151.6996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57.83" calcext:value-type="float">
            <text:p>57.8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40.94" calcext:value-type="float">
            <text:p>1040.94</text:p>
          </table:table-cell>
          <table:table-cell table:style-name="ce3" table:formula="of:=[.C11]^2" office:value-type="float" office:value="3344.3089" calcext:value-type="float">
            <text:p>3344.3089</text:p>
          </table:table-cell>
          <table:table-cell table:style-name="ce4"/>
          <table:table-cell table:style-name="ce1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.74" calcext:value-type="float">
            <text:p>50.7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14.8" calcext:value-type="float">
            <text:p>1014.8</text:p>
          </table:table-cell>
          <table:table-cell table:style-name="ce3" table:formula="of:=[.C12]^2" office:value-type="float" office:value="2574.5476" calcext:value-type="float">
            <text:p>2574.5476</text:p>
          </table:table-cell>
          <table:table-cell table:style-name="ce5"/>
          <table:table-cell table:style-name="ce1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15" calcext:value-type="float">
            <text:p>90.1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983.3" calcext:value-type="float">
            <text:p>1983.3</text:p>
          </table:table-cell>
          <table:table-cell table:style-name="ce3" table:formula="of:=[.C13]^2" office:value-type="float" office:value="8127.0225" calcext:value-type="float">
            <text:p>8127.0225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0.63" calcext:value-type="float">
            <text:p>100.6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15.12" calcext:value-type="float">
            <text:p>2415.12</text:p>
          </table:table-cell>
          <table:table-cell table:style-name="ce3" table:formula="of:=[.C14]^2" office:value-type="float" office:value="10126.3969" calcext:value-type="float">
            <text:p>10126.3969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83.65" calcext:value-type="float">
            <text:p>83.6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174.9" calcext:value-type="float">
            <text:p>2174.9</text:p>
          </table:table-cell>
          <table:table-cell table:style-name="ce3" table:formula="of:=[.C15]^2" office:value-type="float" office:value="6997.3225" calcext:value-type="float">
            <text:p>6997.3225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3.47" calcext:value-type="float">
            <text:p>103.47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897.16" calcext:value-type="float">
            <text:p>2897.16</text:p>
          </table:table-cell>
          <table:table-cell table:style-name="ce3" table:formula="of:=[.C16]^2" office:value-type="float" office:value="10706.0409" calcext:value-type="float">
            <text:p>10706.0409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89.48" calcext:value-type="float">
            <text:p>89.4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684.4" calcext:value-type="float">
            <text:p>2684.4</text:p>
          </table:table-cell>
          <table:table-cell table:style-name="ce3" table:formula="of:=[.C17]^2" office:value-type="float" office:value="8006.6704" calcext:value-type="float">
            <text:p>8006.6704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8.12" calcext:value-type="float">
            <text:p>128.12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4099.84" calcext:value-type="float">
            <text:p>4099.84</text:p>
          </table:table-cell>
          <table:table-cell table:style-name="ce3" table:formula="of:=[.C18]^2" office:value-type="float" office:value="16414.7344" calcext:value-type="float">
            <text:p>16414.7344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40.35" calcext:value-type="float">
            <text:p>140.35</text:p>
          </table:table-cell>
          <table:table-cell table:style-name="ce3" office:value-type="float" office:value="1156" calcext:value-type="float">
            <text:p>1156</text:p>
          </table:table-cell>
          <table:table-cell table:style-name="ce3" office:value-type="float" office:value="4771.9" calcext:value-type="float">
            <text:p>4771.9</text:p>
          </table:table-cell>
          <table:table-cell table:style-name="ce3" table:formula="of:=[.C19]^2" office:value-type="float" office:value="19698.1225" calcext:value-type="float">
            <text:p>19698.1225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7.97" calcext:value-type="float">
            <text:p>137.97</text:p>
          </table:table-cell>
          <table:table-cell table:style-name="ce3" office:value-type="float" office:value="1296" calcext:value-type="float">
            <text:p>1296</text:p>
          </table:table-cell>
          <table:table-cell table:style-name="ce3" office:value-type="float" office:value="4966.92" calcext:value-type="float">
            <text:p>4966.92</text:p>
          </table:table-cell>
          <table:table-cell table:style-name="ce3" table:formula="of:=[.C20]^2" office:value-type="float" office:value="19035.7209" calcext:value-type="float">
            <text:p>19035.7209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2.06" calcext:value-type="float">
            <text:p>122.06</text:p>
          </table:table-cell>
          <table:table-cell table:style-name="ce3" office:value-type="float" office:value="1444" calcext:value-type="float">
            <text:p>1444</text:p>
          </table:table-cell>
          <table:table-cell table:style-name="ce3" office:value-type="float" office:value="4638.28" calcext:value-type="float">
            <text:p>4638.28</text:p>
          </table:table-cell>
          <table:table-cell table:style-name="ce3" table:formula="of:=[.C21]^2" office:value-type="float" office:value="14898.6436" calcext:value-type="float">
            <text:p>14898.6436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8.24" calcext:value-type="float">
            <text:p>118.24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4729.6" calcext:value-type="float">
            <text:p>4729.6</text:p>
          </table:table-cell>
          <table:table-cell table:style-name="ce3" table:formula="of:=[.C22]^2" office:value-type="float" office:value="13980.6976" calcext:value-type="float">
            <text:p>13980.6976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6.39" calcext:value-type="float">
            <text:p>146.39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6148.38" calcext:value-type="float">
            <text:p>6148.38</text:p>
          </table:table-cell>
          <table:table-cell table:style-name="ce3" table:formula="of:=[.C23]^2" office:value-type="float" office:value="21430.0321" calcext:value-type="float">
            <text:p>21430.0321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138.15" calcext:value-type="float">
            <text:p>138.15</text:p>
          </table:table-cell>
          <table:table-cell table:style-name="ce3" office:value-type="float" office:value="1936" calcext:value-type="float">
            <text:p>1936</text:p>
          </table:table-cell>
          <table:table-cell table:style-name="ce3" office:value-type="float" office:value="6078.6" calcext:value-type="float">
            <text:p>6078.6</text:p>
          </table:table-cell>
          <table:table-cell table:style-name="ce3" table:formula="of:=[.C24]^2" office:value-type="float" office:value="19085.4225" calcext:value-type="float">
            <text:p>19085.4225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8.85" calcext:value-type="float">
            <text:p>158.85</text:p>
          </table:table-cell>
          <table:table-cell table:style-name="ce3" office:value-type="float" office:value="2116" calcext:value-type="float">
            <text:p>2116</text:p>
          </table:table-cell>
          <table:table-cell table:style-name="ce3" office:value-type="float" office:value="7307.1" calcext:value-type="float">
            <text:p>7307.1</text:p>
          </table:table-cell>
          <table:table-cell table:style-name="ce3" table:formula="of:=[.C25]^2" office:value-type="float" office:value="25233.3225" calcext:value-type="float">
            <text:p>25233.3225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135.65" calcext:value-type="float">
            <text:p>135.65</text:p>
          </table:table-cell>
          <table:table-cell table:style-name="ce3" office:value-type="float" office:value="2304" calcext:value-type="float">
            <text:p>2304</text:p>
          </table:table-cell>
          <table:table-cell table:style-name="ce3" office:value-type="float" office:value="6511.2" calcext:value-type="float">
            <text:p>6511.2</text:p>
          </table:table-cell>
          <table:table-cell table:style-name="ce3" table:formula="of:=[.C26]^2" office:value-type="float" office:value="18400.9225" calcext:value-type="float">
            <text:p>18400.9225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7.84" calcext:value-type="float">
            <text:p>187.84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9392" calcext:value-type="float">
            <text:p>9392</text:p>
          </table:table-cell>
          <table:table-cell table:style-name="ce3" table:formula="of:=[.C27]^2" office:value-type="float" office:value="35283.8656" calcext:value-type="float">
            <text:p>35283.8656</text:p>
          </table:table-cell>
          <table:table-cell table:style-name="ce4"/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7])" office:value-type="float" office:value="650" calcext:value-type="float">
            <text:p>650</text:p>
          </table:table-cell>
          <table:table-cell table:formula="of:=SUM([.C2:.C27])" office:value-type="float" office:value="2364.63" calcext:value-type="float">
            <text:p>2364.63</text:p>
          </table:table-cell>
          <table:table-cell table:formula="of:=SUM([.D2:.D27])" office:value-type="float" office:value="22100" calcext:value-type="float">
            <text:p>22100</text:p>
          </table:table-cell>
          <table:table-cell table:formula="of:=SUM([.E2:.E27])" office:value-type="float" office:value="76417.24" calcext:value-type="float">
            <text:p>76417.24</text:p>
          </table:table-cell>
          <table:table-cell table:formula="of:=SUM([.F2:.F27])" office:value-type="float" office:value="271988.6313" calcext:value-type="float">
            <text:p>271988.6313</text:p>
          </table:table-cell>
          <table:table-cell table:style-name="ce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Medium</text:p>
          </table:table-cell>
          <table:table-cell table:formula="of:=MEDIAN([.B$2:.B$27])" office:value-type="float" office:value="25" calcext:value-type="float">
            <text:p>25</text:p>
          </table:table-cell>
          <table:table-cell table:formula="of:=MEDIAN([.C$2:.C$27])" office:value-type="float" office:value="89.815" calcext:value-type="float">
            <text:p>89.815</text:p>
          </table:table-cell>
          <table:table-cell table:formula="of:=MEDIAN([.D$2:.D$27])" office:value-type="float" office:value="626" calcext:value-type="float">
            <text:p>626</text:p>
          </table:table-cell>
          <table:table-cell table:formula="of:=MEDIAN([.E$2:.E$27])" office:value-type="float" office:value="2295.01" calcext:value-type="float">
            <text:p>2295.01</text:p>
          </table:table-cell>
          <table:table-cell table:formula="of:=MEDIAN([.F2:.F27])" office:value-type="float" office:value="8066.84645" calcext:value-type="float">
            <text:p>8066.84645</text:p>
          </table:table-cell>
          <table:table-cell table:style-name="ce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Counter</text:p>
          </table:table-cell>
          <table:table-cell table:formula="of:=COUNT([.B2:.B27])" office:value-type="float" office:value="26" calcext:value-type="float">
            <text:p>26</text:p>
          </table:table-cell>
          <table:table-cell table:number-columns-repeated="13"/>
        </table:table-row>
        <table:table-row table:style-name="ro1" table:number-rows-repeated="104854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asso4" table:style-name="ta1">
        <table:shapes>
          <draw:frame draw:z-index="0" draw:style-name="gr1" draw:text-style-name="P1" svg:width="6.3039in" svg:height="3.5398in" svg:x="6.9531in" svg:y="0.063in">
            <draw:object draw:notify-on-update-of-ranges="Passo4.B2:Passo4.B27 Passo4.C1:Passo4.C1 Passo4.C2:Passo4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6"/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6"/>
        <table:table-column table:style-name="co5" table:default-cell-style-name="ce7"/>
        <table:table-column table:style-name="co2" table:number-columns-repeated="7" table:default-cell-style-name="Default"/>
        <table:table-row table:style-name="ro2">
          <table:table-cell/>
          <table:table-cell table:style-name="ce1" office:value-type="string" calcext:value-type="string">
            <text:p>X_real</text:p>
          </table:table-cell>
          <table:table-cell table:style-name="ce1" office:value-type="string" calcext:value-type="string">
            <text:p>Y_real</text:p>
          </table:table-cell>
          <table:table-cell table:style-name="ce3" office:value-type="string" calcext:value-type="string">
            <text:p>x²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y²</text:p>
          </table:table-cell>
          <table:table-cell table:style-name="ce4" office:value-type="string" calcext:value-type="string">
            <text:p>y_pred</text:p>
          </table:table-cell>
          <table:table-cell table:style-name="ce3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4.64" calcext:value-type="float">
            <text:p>34.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C2]^2" office:value-type="float" office:value="1199.9296" calcext:value-type="float">
            <text:p>1199.9296</text:p>
          </table:table-cell>
          <table:table-cell table:style-name="ce5" table:formula="of:=[$Passo2.G3]*[.B2]+[$Passo2.G12]" office:value-type="float" office:value="15.87700855" calcext:value-type="float">
            <text:p>15.87700855</text:p>
          </table:table-cell>
          <table:table-cell table:style-name="ce3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5.59" calcext:value-type="float">
            <text:p>25.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.18" calcext:value-type="float">
            <text:p>51.18</text:p>
          </table:table-cell>
          <table:table-cell table:style-name="ce3" table:formula="of:=[.C3]^2" office:value-type="float" office:value="654.8481" calcext:value-type="float">
            <text:p>654.8481</text:p>
          </table:table-cell>
          <table:table-cell table:style-name="ce5" table:formula="of:=[.B3]*[.B31]+[.B32]" office:value-type="float" office:value="21.792047866" calcext:value-type="float">
            <text:p>21.792047866</text:p>
          </table:table-cell>
          <table:table-cell table:style-name="ce3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8.52" calcext:value-type="float">
            <text:p>28.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4.08" calcext:value-type="float">
            <text:p>114.08</text:p>
          </table:table-cell>
          <table:table-cell table:style-name="ce3" table:formula="of:=[.C4]^2" office:value-type="float" office:value="813.3904" calcext:value-type="float">
            <text:p>813.3904</text:p>
          </table:table-cell>
          <table:table-cell table:style-name="ce5" table:formula="of:=[.B31]*[.B4]+[.B32]" office:value-type="float" office:value="27.707087182" calcext:value-type="float">
            <text:p>27.707087182</text:p>
          </table:table-cell>
          <table:table-cell table:style-name="ce3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0.42" calcext:value-type="float">
            <text:p>40.4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2.52" calcext:value-type="float">
            <text:p>242.52</text:p>
          </table:table-cell>
          <table:table-cell table:style-name="ce3" table:formula="of:=[.C5]^2" office:value-type="float" office:value="1633.7764" calcext:value-type="float">
            <text:p>1633.7764</text:p>
          </table:table-cell>
          <table:table-cell table:style-name="ce3" office:value-type="float" office:value="33.6221265" calcext:value-type="float">
            <text:p>33.6221265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1.12" calcext:value-type="float">
            <text:p>11.1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8.96" calcext:value-type="float">
            <text:p>88.96</text:p>
          </table:table-cell>
          <table:table-cell table:style-name="ce3" table:formula="of:=[.C6]^2" office:value-type="float" office:value="123.6544" calcext:value-type="float">
            <text:p>123.6544</text:p>
          </table:table-cell>
          <table:table-cell table:style-name="ce3" office:value-type="float" office:value="39.53716581" calcext:value-type="float">
            <text:p>39.53716581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.2" calcext:value-type="float">
            <text:p>61.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12" calcext:value-type="float">
            <text:p>612</text:p>
          </table:table-cell>
          <table:table-cell table:style-name="ce3" table:formula="of:=[.C7]^2" office:value-type="float" office:value="3745.44" calcext:value-type="float">
            <text:p>3745.44</text:p>
          </table:table-cell>
          <table:table-cell table:style-name="ce3" office:value-type="float" office:value="45.45220513" calcext:value-type="float">
            <text:p>45.45220513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.1" calcext:value-type="float">
            <text:p>44.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29.2" calcext:value-type="float">
            <text:p>529.2</text:p>
          </table:table-cell>
          <table:table-cell table:style-name="ce3" table:formula="of:=[.C8]^2" office:value-type="float" office:value="1944.81" calcext:value-type="float">
            <text:p>1944.81</text:p>
          </table:table-cell>
          <table:table-cell table:style-name="ce3" office:value-type="float" office:value="51.36724444" calcext:value-type="float">
            <text:p>51.36724444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3.33" calcext:value-type="float">
            <text:p>73.3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026.62" calcext:value-type="float">
            <text:p>1026.62</text:p>
          </table:table-cell>
          <table:table-cell table:style-name="ce3" table:formula="of:=[.C9]^2" office:value-type="float" office:value="5377.2889" calcext:value-type="float">
            <text:p>5377.2889</text:p>
          </table:table-cell>
          <table:table-cell table:style-name="ce3" office:value-type="float" office:value="57.28228376" calcext:value-type="float">
            <text:p>57.28228376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.14" calcext:value-type="float">
            <text:p>56.1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98.24" calcext:value-type="float">
            <text:p>898.24</text:p>
          </table:table-cell>
          <table:table-cell table:style-name="ce3" table:formula="of:=[.C10]^2" office:value-type="float" office:value="3151.6996" calcext:value-type="float">
            <text:p>3151.6996</text:p>
          </table:table-cell>
          <table:table-cell table:style-name="ce3" office:value-type="float" office:value="63.19732308" calcext:value-type="float">
            <text:p>63.19732308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57.83" calcext:value-type="float">
            <text:p>57.8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40.94" calcext:value-type="float">
            <text:p>1040.94</text:p>
          </table:table-cell>
          <table:table-cell table:style-name="ce3" table:formula="of:=[.C11]^2" office:value-type="float" office:value="3344.3089" calcext:value-type="float">
            <text:p>3344.3089</text:p>
          </table:table-cell>
          <table:table-cell table:style-name="ce3" office:value-type="float" office:value="69.11236239" calcext:value-type="float">
            <text:p>69.11236239</text:p>
          </table:table-cell>
          <table:table-cell table:style-name="ce1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.74" calcext:value-type="float">
            <text:p>50.7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14.8" calcext:value-type="float">
            <text:p>1014.8</text:p>
          </table:table-cell>
          <table:table-cell table:style-name="ce3" table:formula="of:=[.C12]^2" office:value-type="float" office:value="2574.5476" calcext:value-type="float">
            <text:p>2574.5476</text:p>
          </table:table-cell>
          <table:table-cell table:style-name="ce3" office:value-type="float" office:value="75.02740171" calcext:value-type="float">
            <text:p>75.02740171</text:p>
          </table:table-cell>
          <table:table-cell table:style-name="ce1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15" calcext:value-type="float">
            <text:p>90.1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983.3" calcext:value-type="float">
            <text:p>1983.3</text:p>
          </table:table-cell>
          <table:table-cell table:style-name="ce3" table:formula="of:=[.C13]^2" office:value-type="float" office:value="8127.0225" calcext:value-type="float">
            <text:p>8127.0225</text:p>
          </table:table-cell>
          <table:table-cell table:style-name="ce3" office:value-type="float" office:value="80.94244103" calcext:value-type="float">
            <text:p>80.94244103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0.63" calcext:value-type="float">
            <text:p>100.6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15.12" calcext:value-type="float">
            <text:p>2415.12</text:p>
          </table:table-cell>
          <table:table-cell table:style-name="ce3" table:formula="of:=[.C14]^2" office:value-type="float" office:value="10126.3969" calcext:value-type="float">
            <text:p>10126.3969</text:p>
          </table:table-cell>
          <table:table-cell table:style-name="ce3" office:value-type="float" office:value="86.85748034" calcext:value-type="float">
            <text:p>86.85748034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83.65" calcext:value-type="float">
            <text:p>83.6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174.9" calcext:value-type="float">
            <text:p>2174.9</text:p>
          </table:table-cell>
          <table:table-cell table:style-name="ce3" table:formula="of:=[.C15]^2" office:value-type="float" office:value="6997.3225" calcext:value-type="float">
            <text:p>6997.3225</text:p>
          </table:table-cell>
          <table:table-cell table:style-name="ce3" office:value-type="float" office:value="92.77251966" calcext:value-type="float">
            <text:p>92.77251966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3.47" calcext:value-type="float">
            <text:p>103.47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897.16" calcext:value-type="float">
            <text:p>2897.16</text:p>
          </table:table-cell>
          <table:table-cell table:style-name="ce3" table:formula="of:=[.C16]^2" office:value-type="float" office:value="10706.0409" calcext:value-type="float">
            <text:p>10706.0409</text:p>
          </table:table-cell>
          <table:table-cell table:style-name="ce3" office:value-type="float" office:value="98.68755897" calcext:value-type="float">
            <text:p>98.68755897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89.48" calcext:value-type="float">
            <text:p>89.4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684.4" calcext:value-type="float">
            <text:p>2684.4</text:p>
          </table:table-cell>
          <table:table-cell table:style-name="ce3" table:formula="of:=[.C17]^2" office:value-type="float" office:value="8006.6704" calcext:value-type="float">
            <text:p>8006.6704</text:p>
          </table:table-cell>
          <table:table-cell table:style-name="ce3" office:value-type="float" office:value="104.6025983" calcext:value-type="float">
            <text:p>104.6025983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8.12" calcext:value-type="float">
            <text:p>128.12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4099.84" calcext:value-type="float">
            <text:p>4099.84</text:p>
          </table:table-cell>
          <table:table-cell table:style-name="ce3" table:formula="of:=[.C18]^2" office:value-type="float" office:value="16414.7344" calcext:value-type="float">
            <text:p>16414.7344</text:p>
          </table:table-cell>
          <table:table-cell table:style-name="ce3" office:value-type="float" office:value="110.5176376" calcext:value-type="float">
            <text:p>110.5176376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40.35" calcext:value-type="float">
            <text:p>140.35</text:p>
          </table:table-cell>
          <table:table-cell table:style-name="ce3" office:value-type="float" office:value="1156" calcext:value-type="float">
            <text:p>1156</text:p>
          </table:table-cell>
          <table:table-cell table:style-name="ce3" office:value-type="float" office:value="4771.9" calcext:value-type="float">
            <text:p>4771.9</text:p>
          </table:table-cell>
          <table:table-cell table:style-name="ce3" table:formula="of:=[.C19]^2" office:value-type="float" office:value="19698.1225" calcext:value-type="float">
            <text:p>19698.1225</text:p>
          </table:table-cell>
          <table:table-cell table:style-name="ce3" office:value-type="float" office:value="116.4326769" calcext:value-type="float">
            <text:p>116.4326769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7.97" calcext:value-type="float">
            <text:p>137.97</text:p>
          </table:table-cell>
          <table:table-cell table:style-name="ce3" office:value-type="float" office:value="1296" calcext:value-type="float">
            <text:p>1296</text:p>
          </table:table-cell>
          <table:table-cell table:style-name="ce3" office:value-type="float" office:value="4966.92" calcext:value-type="float">
            <text:p>4966.92</text:p>
          </table:table-cell>
          <table:table-cell table:style-name="ce3" table:formula="of:=[.C20]^2" office:value-type="float" office:value="19035.7209" calcext:value-type="float">
            <text:p>19035.7209</text:p>
          </table:table-cell>
          <table:table-cell table:style-name="ce3" office:value-type="float" office:value="122.3477162" calcext:value-type="float">
            <text:p>122.3477162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2.06" calcext:value-type="float">
            <text:p>122.06</text:p>
          </table:table-cell>
          <table:table-cell table:style-name="ce3" office:value-type="float" office:value="1444" calcext:value-type="float">
            <text:p>1444</text:p>
          </table:table-cell>
          <table:table-cell table:style-name="ce3" office:value-type="float" office:value="4638.28" calcext:value-type="float">
            <text:p>4638.28</text:p>
          </table:table-cell>
          <table:table-cell table:style-name="ce3" table:formula="of:=[.C21]^2" office:value-type="float" office:value="14898.6436" calcext:value-type="float">
            <text:p>14898.6436</text:p>
          </table:table-cell>
          <table:table-cell table:style-name="ce3" office:value-type="float" office:value="128.2627556" calcext:value-type="float">
            <text:p>128.2627556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8.24" calcext:value-type="float">
            <text:p>118.24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4729.6" calcext:value-type="float">
            <text:p>4729.6</text:p>
          </table:table-cell>
          <table:table-cell table:style-name="ce3" table:formula="of:=[.C22]^2" office:value-type="float" office:value="13980.6976" calcext:value-type="float">
            <text:p>13980.6976</text:p>
          </table:table-cell>
          <table:table-cell table:style-name="ce3" office:value-type="float" office:value="134.1777949" calcext:value-type="float">
            <text:p>134.1777949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6.39" calcext:value-type="float">
            <text:p>146.39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6148.38" calcext:value-type="float">
            <text:p>6148.38</text:p>
          </table:table-cell>
          <table:table-cell table:style-name="ce3" table:formula="of:=[.C23]^2" office:value-type="float" office:value="21430.0321" calcext:value-type="float">
            <text:p>21430.0321</text:p>
          </table:table-cell>
          <table:table-cell table:style-name="ce3" office:value-type="float" office:value="140.0928342" calcext:value-type="float">
            <text:p>140.0928342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138.15" calcext:value-type="float">
            <text:p>138.15</text:p>
          </table:table-cell>
          <table:table-cell table:style-name="ce3" office:value-type="float" office:value="1936" calcext:value-type="float">
            <text:p>1936</text:p>
          </table:table-cell>
          <table:table-cell table:style-name="ce3" office:value-type="float" office:value="6078.6" calcext:value-type="float">
            <text:p>6078.6</text:p>
          </table:table-cell>
          <table:table-cell table:style-name="ce3" table:formula="of:=[.C24]^2" office:value-type="float" office:value="19085.4225" calcext:value-type="float">
            <text:p>19085.4225</text:p>
          </table:table-cell>
          <table:table-cell table:style-name="ce3" office:value-type="float" office:value="146.0078735" calcext:value-type="float">
            <text:p>146.0078735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8.85" calcext:value-type="float">
            <text:p>158.85</text:p>
          </table:table-cell>
          <table:table-cell table:style-name="ce3" office:value-type="float" office:value="2116" calcext:value-type="float">
            <text:p>2116</text:p>
          </table:table-cell>
          <table:table-cell table:style-name="ce3" office:value-type="float" office:value="7307.1" calcext:value-type="float">
            <text:p>7307.1</text:p>
          </table:table-cell>
          <table:table-cell table:style-name="ce3" table:formula="of:=[.C25]^2" office:value-type="float" office:value="25233.3225" calcext:value-type="float">
            <text:p>25233.3225</text:p>
          </table:table-cell>
          <table:table-cell table:style-name="ce3" office:value-type="float" office:value="151.9229128" calcext:value-type="float">
            <text:p>151.9229128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135.65" calcext:value-type="float">
            <text:p>135.65</text:p>
          </table:table-cell>
          <table:table-cell table:style-name="ce3" office:value-type="float" office:value="2304" calcext:value-type="float">
            <text:p>2304</text:p>
          </table:table-cell>
          <table:table-cell table:style-name="ce3" office:value-type="float" office:value="6511.2" calcext:value-type="float">
            <text:p>6511.2</text:p>
          </table:table-cell>
          <table:table-cell table:style-name="ce3" table:formula="of:=[.C26]^2" office:value-type="float" office:value="18400.9225" calcext:value-type="float">
            <text:p>18400.9225</text:p>
          </table:table-cell>
          <table:table-cell table:style-name="ce3" office:value-type="float" office:value="157.8379521" calcext:value-type="float">
            <text:p>157.8379521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7.84" calcext:value-type="float">
            <text:p>187.84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9392" calcext:value-type="float">
            <text:p>9392</text:p>
          </table:table-cell>
          <table:table-cell table:style-name="ce3" table:formula="of:=[.C27]^2" office:value-type="float" office:value="35283.8656" calcext:value-type="float">
            <text:p>35283.8656</text:p>
          </table:table-cell>
          <table:table-cell table:style-name="ce3" office:value-type="float" office:value="163.7529915" calcext:value-type="float">
            <text:p>163.7529915</text:p>
          </table:table-cell>
          <table:table-cell table:style-name="ce8"/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7])" office:value-type="float" office:value="650" calcext:value-type="float">
            <text:p>650</text:p>
          </table:table-cell>
          <table:table-cell table:formula="of:=SUM([.C2:.C27])" office:value-type="float" office:value="2364.63" calcext:value-type="float">
            <text:p>2364.63</text:p>
          </table:table-cell>
          <table:table-cell table:formula="of:=SUM([.D2:.D27])" office:value-type="float" office:value="22100" calcext:value-type="float">
            <text:p>22100</text:p>
          </table:table-cell>
          <table:table-cell table:formula="of:=SUM([.E2:.E27])" office:value-type="float" office:value="76417.24" calcext:value-type="float">
            <text:p>76417.24</text:p>
          </table:table-cell>
          <table:table-cell table:formula="of:=SUM([.F2:.F27])" office:value-type="float" office:value="271988.6313" calcext:value-type="float">
            <text:p>271988.6313</text:p>
          </table:table-cell>
          <table:table-cell table:style-name="ce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Medium</text:p>
          </table:table-cell>
          <table:table-cell table:formula="of:=MEDIAN([.B$2:.B$27])" office:value-type="float" office:value="25" calcext:value-type="float">
            <text:p>25</text:p>
          </table:table-cell>
          <table:table-cell table:formula="of:=MEDIAN([.C$2:.C$27])" office:value-type="float" office:value="89.815" calcext:value-type="float">
            <text:p>89.815</text:p>
          </table:table-cell>
          <table:table-cell table:formula="of:=MEDIAN([.D$2:.D$27])" office:value-type="float" office:value="626" calcext:value-type="float">
            <text:p>626</text:p>
          </table:table-cell>
          <table:table-cell table:formula="of:=MEDIAN([.E$2:.E$27])" office:value-type="float" office:value="2295.01" calcext:value-type="float">
            <text:p>2295.01</text:p>
          </table:table-cell>
          <table:table-cell table:formula="of:=MEDIAN([.F2:.F27])" office:value-type="float" office:value="8066.84645" calcext:value-type="float">
            <text:p>8066.84645</text:p>
          </table:table-cell>
          <table:table-cell table:style-name="ce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Counter</text:p>
          </table:table-cell>
          <table:table-cell table:formula="of:=COUNT([.B2:.B27])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=</text:p>
          </table:table-cell>
          <table:table-cell table:style-name="ce1" office:value-type="float" office:value="2.957519658" calcext:value-type="float">
            <text:p>2.9575196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=</text:p>
          </table:table-cell>
          <table:table-cell table:style-name="ce1" office:value-type="float" office:value="15.87700855" calcext:value-type="float">
            <text:p>15.87700855</text:p>
          </table:table-cell>
          <table:table-cell table:number-columns-repeated="13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esíduos" table:style-name="ta1">
        <table:shapes>
          <draw:frame draw:z-index="0" draw:style-name="gr1" draw:text-style-name="P1" svg:width="6.2945in" svg:height="3.5398in" svg:x="8.4941in" svg:y="0.211in">
            <draw:object draw:notify-on-update-of-ranges="resíduos.B1:resíduos.B27 resíduos.H1:resíduos.H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49in" svg:height="3.9374in" svg:x="8.4724in" svg:y="4.0768in">
            <draw:object draw:notify-on-update-of-ranges="resíduos.B12:resíduos.B14 resíduos.B28:resíduos.B30 resíduos.G12:resíduos.G14 resíduos.G28:resíduos.G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6"/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6"/>
        <table:table-column table:style-name="co6" table:default-cell-style-name="ce7"/>
        <table:table-column table:style-name="co2" table:number-columns-repeated="7" table:default-cell-style-name="Default"/>
        <table:table-row table:style-name="ro2">
          <table:table-cell/>
          <table:table-cell table:style-name="ce1" office:value-type="string" calcext:value-type="string">
            <text:p>X_real</text:p>
          </table:table-cell>
          <table:table-cell table:style-name="ce1" office:value-type="string" calcext:value-type="string">
            <text:p>Y_real</text:p>
          </table:table-cell>
          <table:table-cell table:style-name="ce3" office:value-type="string" calcext:value-type="string">
            <text:p>x²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y²</text:p>
          </table:table-cell>
          <table:table-cell table:style-name="ce4" office:value-type="string" calcext:value-type="string">
            <text:p>y_pred</text:p>
          </table:table-cell>
          <table:table-cell table:style-name="ce3" office:value-type="string" calcext:value-type="string">
            <text:p>Residuo_Y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4.64" calcext:value-type="float">
            <text:p>34.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C2]^2" office:value-type="float" office:value="1199.9296" calcext:value-type="float">
            <text:p>1199.9296</text:p>
          </table:table-cell>
          <table:table-cell table:style-name="ce5" table:formula="of:=[$Passo2.G3]*[.B2]+[$Passo2.G12]" office:value-type="float" office:value="15.87700855" calcext:value-type="float">
            <text:p>15.87700855</text:p>
          </table:table-cell>
          <table:table-cell table:style-name="ce3" table:formula="of:=[.C2]-[.G2]" office:value-type="float" office:value="18.76299145" calcext:value-type="float">
            <text:p>18.76299145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5.59" calcext:value-type="float">
            <text:p>25.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.18" calcext:value-type="float">
            <text:p>51.18</text:p>
          </table:table-cell>
          <table:table-cell table:style-name="ce3" table:formula="of:=[.C3]^2" office:value-type="float" office:value="654.8481" calcext:value-type="float">
            <text:p>654.8481</text:p>
          </table:table-cell>
          <table:table-cell table:style-name="ce5" table:formula="of:=[.B3]*[.B34]+[.B35]" office:value-type="float" office:value="21.792047866" calcext:value-type="float">
            <text:p>21.792047866</text:p>
          </table:table-cell>
          <table:table-cell table:style-name="ce3" table:formula="of:=[.C3]-[.G3]" office:value-type="float" office:value="3.797952134" calcext:value-type="float">
            <text:p>3.797952134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8.52" calcext:value-type="float">
            <text:p>28.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4.08" calcext:value-type="float">
            <text:p>114.08</text:p>
          </table:table-cell>
          <table:table-cell table:style-name="ce3" table:formula="of:=[.C4]^2" office:value-type="float" office:value="813.3904" calcext:value-type="float">
            <text:p>813.3904</text:p>
          </table:table-cell>
          <table:table-cell table:style-name="ce5" table:formula="of:=[.B34]*[.B4]+[.B35]" office:value-type="float" office:value="27.707087182" calcext:value-type="float">
            <text:p>27.707087182</text:p>
          </table:table-cell>
          <table:table-cell table:style-name="ce3" table:formula="of:=[.C4]-[.G4]" office:value-type="float" office:value="0.812912818000001" calcext:value-type="float">
            <text:p>0.812912818000001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0.42" calcext:value-type="float">
            <text:p>40.4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2.52" calcext:value-type="float">
            <text:p>242.52</text:p>
          </table:table-cell>
          <table:table-cell table:style-name="ce3" table:formula="of:=[.C5]^2" office:value-type="float" office:value="1633.7764" calcext:value-type="float">
            <text:p>1633.7764</text:p>
          </table:table-cell>
          <table:table-cell table:style-name="ce3" office:value-type="float" office:value="33.6221265" calcext:value-type="float">
            <text:p>33.6221265</text:p>
          </table:table-cell>
          <table:table-cell table:style-name="ce3" table:formula="of:=[.C5]-[.G5]" office:value-type="float" office:value="6.7978735" calcext:value-type="float">
            <text:p>6.7978735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1.12" calcext:value-type="float">
            <text:p>11.1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8.96" calcext:value-type="float">
            <text:p>88.96</text:p>
          </table:table-cell>
          <table:table-cell table:style-name="ce3" table:formula="of:=[.C6]^2" office:value-type="float" office:value="123.6544" calcext:value-type="float">
            <text:p>123.6544</text:p>
          </table:table-cell>
          <table:table-cell table:style-name="ce3" office:value-type="float" office:value="39.53716581" calcext:value-type="float">
            <text:p>39.53716581</text:p>
          </table:table-cell>
          <table:table-cell table:style-name="ce3" table:formula="of:=[.C6]-[.G6]" office:value-type="float" office:value="-28.41716581" calcext:value-type="float">
            <text:p>-28.41716581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.2" calcext:value-type="float">
            <text:p>61.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12" calcext:value-type="float">
            <text:p>612</text:p>
          </table:table-cell>
          <table:table-cell table:style-name="ce3" table:formula="of:=[.C7]^2" office:value-type="float" office:value="3745.44" calcext:value-type="float">
            <text:p>3745.44</text:p>
          </table:table-cell>
          <table:table-cell table:style-name="ce3" office:value-type="float" office:value="45.45220513" calcext:value-type="float">
            <text:p>45.45220513</text:p>
          </table:table-cell>
          <table:table-cell table:style-name="ce3" table:formula="of:=[.C7]-[.G7]" office:value-type="float" office:value="15.74779487" calcext:value-type="float">
            <text:p>15.74779487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.1" calcext:value-type="float">
            <text:p>44.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29.2" calcext:value-type="float">
            <text:p>529.2</text:p>
          </table:table-cell>
          <table:table-cell table:style-name="ce3" table:formula="of:=[.C8]^2" office:value-type="float" office:value="1944.81" calcext:value-type="float">
            <text:p>1944.81</text:p>
          </table:table-cell>
          <table:table-cell table:style-name="ce3" office:value-type="float" office:value="51.36724444" calcext:value-type="float">
            <text:p>51.36724444</text:p>
          </table:table-cell>
          <table:table-cell table:style-name="ce3" table:formula="of:=[.C8]-[.G8]" office:value-type="float" office:value="-7.26724444" calcext:value-type="float">
            <text:p>-7.26724444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3.33" calcext:value-type="float">
            <text:p>73.3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026.62" calcext:value-type="float">
            <text:p>1026.62</text:p>
          </table:table-cell>
          <table:table-cell table:style-name="ce3" table:formula="of:=[.C9]^2" office:value-type="float" office:value="5377.2889" calcext:value-type="float">
            <text:p>5377.2889</text:p>
          </table:table-cell>
          <table:table-cell table:style-name="ce3" office:value-type="float" office:value="57.28228376" calcext:value-type="float">
            <text:p>57.28228376</text:p>
          </table:table-cell>
          <table:table-cell table:style-name="ce3" table:formula="of:=[.C9]-[.G9]" office:value-type="float" office:value="16.04771624" calcext:value-type="float">
            <text:p>16.04771624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.14" calcext:value-type="float">
            <text:p>56.1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98.24" calcext:value-type="float">
            <text:p>898.24</text:p>
          </table:table-cell>
          <table:table-cell table:style-name="ce3" table:formula="of:=[.C10]^2" office:value-type="float" office:value="3151.6996" calcext:value-type="float">
            <text:p>3151.6996</text:p>
          </table:table-cell>
          <table:table-cell table:style-name="ce3" office:value-type="float" office:value="63.19732308" calcext:value-type="float">
            <text:p>63.19732308</text:p>
          </table:table-cell>
          <table:table-cell table:style-name="ce3" table:formula="of:=[.C10]-[.G10]" office:value-type="float" office:value="-7.05732308" calcext:value-type="float">
            <text:p>-7.05732308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57.83" calcext:value-type="float">
            <text:p>57.8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40.94" calcext:value-type="float">
            <text:p>1040.94</text:p>
          </table:table-cell>
          <table:table-cell table:style-name="ce3" table:formula="of:=[.C11]^2" office:value-type="float" office:value="3344.3089" calcext:value-type="float">
            <text:p>3344.3089</text:p>
          </table:table-cell>
          <table:table-cell table:style-name="ce3" office:value-type="float" office:value="69.11236239" calcext:value-type="float">
            <text:p>69.11236239</text:p>
          </table:table-cell>
          <table:table-cell table:style-name="ce3" table:formula="of:=[.C11]-[.G11]" office:value-type="float" office:value="-11.28236239" calcext:value-type="float">
            <text:p>-11.28236239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.74" calcext:value-type="float">
            <text:p>50.7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14.8" calcext:value-type="float">
            <text:p>1014.8</text:p>
          </table:table-cell>
          <table:table-cell table:style-name="ce3" table:formula="of:=[.C12]^2" office:value-type="float" office:value="2574.5476" calcext:value-type="float">
            <text:p>2574.5476</text:p>
          </table:table-cell>
          <table:table-cell table:style-name="ce3" office:value-type="float" office:value="75.02740171" calcext:value-type="float">
            <text:p>75.02740171</text:p>
          </table:table-cell>
          <table:table-cell table:style-name="ce3" table:formula="of:=[.C12]-[.G12]" office:value-type="float" office:value="-24.28740171" calcext:value-type="float">
            <text:p>-24.28740171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15" calcext:value-type="float">
            <text:p>90.1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983.3" calcext:value-type="float">
            <text:p>1983.3</text:p>
          </table:table-cell>
          <table:table-cell table:style-name="ce3" table:formula="of:=[.C13]^2" office:value-type="float" office:value="8127.0225" calcext:value-type="float">
            <text:p>8127.0225</text:p>
          </table:table-cell>
          <table:table-cell table:style-name="ce3" office:value-type="float" office:value="80.94244103" calcext:value-type="float">
            <text:p>80.94244103</text:p>
          </table:table-cell>
          <table:table-cell table:style-name="ce3" table:formula="of:=[.C13]-[.G13]" office:value-type="float" office:value="9.20755897000001" calcext:value-type="float">
            <text:p>9.20755897000001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0.63" calcext:value-type="float">
            <text:p>100.6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15.12" calcext:value-type="float">
            <text:p>2415.12</text:p>
          </table:table-cell>
          <table:table-cell table:style-name="ce3" table:formula="of:=[.C14]^2" office:value-type="float" office:value="10126.3969" calcext:value-type="float">
            <text:p>10126.3969</text:p>
          </table:table-cell>
          <table:table-cell table:style-name="ce3" office:value-type="float" office:value="86.85748034" calcext:value-type="float">
            <text:p>86.85748034</text:p>
          </table:table-cell>
          <table:table-cell table:style-name="ce3" table:formula="of:=[.C14]-[.G14]" office:value-type="float" office:value="13.77251966" calcext:value-type="float">
            <text:p>13.77251966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83.65" calcext:value-type="float">
            <text:p>83.6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174.9" calcext:value-type="float">
            <text:p>2174.9</text:p>
          </table:table-cell>
          <table:table-cell table:style-name="ce3" table:formula="of:=[.C15]^2" office:value-type="float" office:value="6997.3225" calcext:value-type="float">
            <text:p>6997.3225</text:p>
          </table:table-cell>
          <table:table-cell table:style-name="ce3" office:value-type="float" office:value="92.77251966" calcext:value-type="float">
            <text:p>92.77251966</text:p>
          </table:table-cell>
          <table:table-cell table:style-name="ce3" table:formula="of:=[.C15]-[.G15]" office:value-type="float" office:value="-9.12251966" calcext:value-type="float">
            <text:p>-9.12251966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3.47" calcext:value-type="float">
            <text:p>103.47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897.16" calcext:value-type="float">
            <text:p>2897.16</text:p>
          </table:table-cell>
          <table:table-cell table:style-name="ce3" table:formula="of:=[.C16]^2" office:value-type="float" office:value="10706.0409" calcext:value-type="float">
            <text:p>10706.0409</text:p>
          </table:table-cell>
          <table:table-cell table:style-name="ce3" office:value-type="float" office:value="98.68755897" calcext:value-type="float">
            <text:p>98.68755897</text:p>
          </table:table-cell>
          <table:table-cell table:style-name="ce3" table:formula="of:=[.C16]-[.G16]" office:value-type="float" office:value="4.78244103" calcext:value-type="float">
            <text:p>4.78244103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89.48" calcext:value-type="float">
            <text:p>89.4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684.4" calcext:value-type="float">
            <text:p>2684.4</text:p>
          </table:table-cell>
          <table:table-cell table:style-name="ce3" table:formula="of:=[.C17]^2" office:value-type="float" office:value="8006.6704" calcext:value-type="float">
            <text:p>8006.6704</text:p>
          </table:table-cell>
          <table:table-cell table:style-name="ce3" office:value-type="float" office:value="104.6025983" calcext:value-type="float">
            <text:p>104.6025983</text:p>
          </table:table-cell>
          <table:table-cell table:style-name="ce3" table:formula="of:=[.C17]-[.G17]" office:value-type="float" office:value="-15.1225983" calcext:value-type="float">
            <text:p>-15.1225983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8.12" calcext:value-type="float">
            <text:p>128.12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4099.84" calcext:value-type="float">
            <text:p>4099.84</text:p>
          </table:table-cell>
          <table:table-cell table:style-name="ce3" table:formula="of:=[.C18]^2" office:value-type="float" office:value="16414.7344" calcext:value-type="float">
            <text:p>16414.7344</text:p>
          </table:table-cell>
          <table:table-cell table:style-name="ce3" office:value-type="float" office:value="110.5176376" calcext:value-type="float">
            <text:p>110.5176376</text:p>
          </table:table-cell>
          <table:table-cell table:style-name="ce3" table:formula="of:=[.C18]-[.G18]" office:value-type="float" office:value="17.6023624" calcext:value-type="float">
            <text:p>17.6023624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40.35" calcext:value-type="float">
            <text:p>140.35</text:p>
          </table:table-cell>
          <table:table-cell table:style-name="ce3" office:value-type="float" office:value="1156" calcext:value-type="float">
            <text:p>1156</text:p>
          </table:table-cell>
          <table:table-cell table:style-name="ce3" office:value-type="float" office:value="4771.9" calcext:value-type="float">
            <text:p>4771.9</text:p>
          </table:table-cell>
          <table:table-cell table:style-name="ce3" table:formula="of:=[.C19]^2" office:value-type="float" office:value="19698.1225" calcext:value-type="float">
            <text:p>19698.1225</text:p>
          </table:table-cell>
          <table:table-cell table:style-name="ce3" office:value-type="float" office:value="116.4326769" calcext:value-type="float">
            <text:p>116.4326769</text:p>
          </table:table-cell>
          <table:table-cell table:style-name="ce3" table:formula="of:=[.C19]-[.G19]" office:value-type="float" office:value="23.9173231" calcext:value-type="float">
            <text:p>23.9173231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7.97" calcext:value-type="float">
            <text:p>137.97</text:p>
          </table:table-cell>
          <table:table-cell table:style-name="ce3" office:value-type="float" office:value="1296" calcext:value-type="float">
            <text:p>1296</text:p>
          </table:table-cell>
          <table:table-cell table:style-name="ce3" office:value-type="float" office:value="4966.92" calcext:value-type="float">
            <text:p>4966.92</text:p>
          </table:table-cell>
          <table:table-cell table:style-name="ce3" table:formula="of:=[.C20]^2" office:value-type="float" office:value="19035.7209" calcext:value-type="float">
            <text:p>19035.7209</text:p>
          </table:table-cell>
          <table:table-cell table:style-name="ce3" office:value-type="float" office:value="122.3477162" calcext:value-type="float">
            <text:p>122.3477162</text:p>
          </table:table-cell>
          <table:table-cell table:style-name="ce3" table:formula="of:=[.C20]-[.G20]" office:value-type="float" office:value="15.6222838" calcext:value-type="float">
            <text:p>15.6222838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2.06" calcext:value-type="float">
            <text:p>122.06</text:p>
          </table:table-cell>
          <table:table-cell table:style-name="ce3" office:value-type="float" office:value="1444" calcext:value-type="float">
            <text:p>1444</text:p>
          </table:table-cell>
          <table:table-cell table:style-name="ce3" office:value-type="float" office:value="4638.28" calcext:value-type="float">
            <text:p>4638.28</text:p>
          </table:table-cell>
          <table:table-cell table:style-name="ce3" table:formula="of:=[.C21]^2" office:value-type="float" office:value="14898.6436" calcext:value-type="float">
            <text:p>14898.6436</text:p>
          </table:table-cell>
          <table:table-cell table:style-name="ce3" office:value-type="float" office:value="128.2627556" calcext:value-type="float">
            <text:p>128.2627556</text:p>
          </table:table-cell>
          <table:table-cell table:style-name="ce3" table:formula="of:=[.C21]-[.G21]" office:value-type="float" office:value="-6.20275559999999" calcext:value-type="float">
            <text:p>-6.20275559999999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8.24" calcext:value-type="float">
            <text:p>118.24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4729.6" calcext:value-type="float">
            <text:p>4729.6</text:p>
          </table:table-cell>
          <table:table-cell table:style-name="ce3" table:formula="of:=[.C22]^2" office:value-type="float" office:value="13980.6976" calcext:value-type="float">
            <text:p>13980.6976</text:p>
          </table:table-cell>
          <table:table-cell table:style-name="ce3" office:value-type="float" office:value="134.1777949" calcext:value-type="float">
            <text:p>134.1777949</text:p>
          </table:table-cell>
          <table:table-cell table:style-name="ce3" table:formula="of:=[.C22]-[.G22]" office:value-type="float" office:value="-15.9377949" calcext:value-type="float">
            <text:p>-15.9377949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6.39" calcext:value-type="float">
            <text:p>146.39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6148.38" calcext:value-type="float">
            <text:p>6148.38</text:p>
          </table:table-cell>
          <table:table-cell table:style-name="ce3" table:formula="of:=[.C23]^2" office:value-type="float" office:value="21430.0321" calcext:value-type="float">
            <text:p>21430.0321</text:p>
          </table:table-cell>
          <table:table-cell table:style-name="ce3" office:value-type="float" office:value="140.0928342" calcext:value-type="float">
            <text:p>140.0928342</text:p>
          </table:table-cell>
          <table:table-cell table:style-name="ce3" table:formula="of:=[.C23]-[.G23]" office:value-type="float" office:value="6.29716579999999" calcext:value-type="float">
            <text:p>6.29716579999999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138.15" calcext:value-type="float">
            <text:p>138.15</text:p>
          </table:table-cell>
          <table:table-cell table:style-name="ce3" office:value-type="float" office:value="1936" calcext:value-type="float">
            <text:p>1936</text:p>
          </table:table-cell>
          <table:table-cell table:style-name="ce3" office:value-type="float" office:value="6078.6" calcext:value-type="float">
            <text:p>6078.6</text:p>
          </table:table-cell>
          <table:table-cell table:style-name="ce3" table:formula="of:=[.C24]^2" office:value-type="float" office:value="19085.4225" calcext:value-type="float">
            <text:p>19085.4225</text:p>
          </table:table-cell>
          <table:table-cell table:style-name="ce3" office:value-type="float" office:value="146.0078735" calcext:value-type="float">
            <text:p>146.0078735</text:p>
          </table:table-cell>
          <table:table-cell table:style-name="ce3" table:formula="of:=[.C24]-[.G24]" office:value-type="float" office:value="-7.85787349999998" calcext:value-type="float">
            <text:p>-7.85787349999998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8.85" calcext:value-type="float">
            <text:p>158.85</text:p>
          </table:table-cell>
          <table:table-cell table:style-name="ce3" office:value-type="float" office:value="2116" calcext:value-type="float">
            <text:p>2116</text:p>
          </table:table-cell>
          <table:table-cell table:style-name="ce3" office:value-type="float" office:value="7307.1" calcext:value-type="float">
            <text:p>7307.1</text:p>
          </table:table-cell>
          <table:table-cell table:style-name="ce3" table:formula="of:=[.C25]^2" office:value-type="float" office:value="25233.3225" calcext:value-type="float">
            <text:p>25233.3225</text:p>
          </table:table-cell>
          <table:table-cell table:style-name="ce3" office:value-type="float" office:value="151.9229128" calcext:value-type="float">
            <text:p>151.9229128</text:p>
          </table:table-cell>
          <table:table-cell table:style-name="ce3" table:formula="of:=[.C25]-[.G25]" office:value-type="float" office:value="6.92708719999999" calcext:value-type="float">
            <text:p>6.92708719999999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135.65" calcext:value-type="float">
            <text:p>135.65</text:p>
          </table:table-cell>
          <table:table-cell table:style-name="ce3" office:value-type="float" office:value="2304" calcext:value-type="float">
            <text:p>2304</text:p>
          </table:table-cell>
          <table:table-cell table:style-name="ce3" office:value-type="float" office:value="6511.2" calcext:value-type="float">
            <text:p>6511.2</text:p>
          </table:table-cell>
          <table:table-cell table:style-name="ce3" table:formula="of:=[.C26]^2" office:value-type="float" office:value="18400.9225" calcext:value-type="float">
            <text:p>18400.9225</text:p>
          </table:table-cell>
          <table:table-cell table:style-name="ce3" office:value-type="float" office:value="157.8379521" calcext:value-type="float">
            <text:p>157.8379521</text:p>
          </table:table-cell>
          <table:table-cell table:style-name="ce3" table:formula="of:=[.C26]-[.G26]" office:value-type="float" office:value="-22.1879521" calcext:value-type="float">
            <text:p>-22.1879521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7.84" calcext:value-type="float">
            <text:p>187.84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9392" calcext:value-type="float">
            <text:p>9392</text:p>
          </table:table-cell>
          <table:table-cell table:style-name="ce3" table:formula="of:=[.C27]^2" office:value-type="float" office:value="35283.8656" calcext:value-type="float">
            <text:p>35283.8656</text:p>
          </table:table-cell>
          <table:table-cell table:style-name="ce3" office:value-type="float" office:value="163.7529915" calcext:value-type="float">
            <text:p>163.7529915</text:p>
          </table:table-cell>
          <table:table-cell table:style-name="ce3" table:formula="of:=[.C27]-[.G27]" office:value-type="float" office:value="24.0870085" calcext:value-type="float">
            <text:p>24.0870085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table:style-name="ce15" office:value-type="string" calcext:value-type="string">
            <text:p>extrapolação</text:p>
          </table:table-cell>
          <table:table-cell table:style-name="ce16" office:value-type="float" office:value="-2" calcext:value-type="float">
            <text:p>-2</text:p>
          </table:table-cell>
          <table:table-cell table:style-name="ce17"/>
          <table:table-cell table:style-name="ce18" table:formula="of:=[.B28]^2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[.B34]*[.B28]+[.B35]" office:value-type="float" office:value="9.961969234" calcext:value-type="float">
            <text:p>9.961969234</text:p>
          </table:table-cell>
          <table:table-cell table:style-name="ce18"/>
          <table:table-cell table:number-columns-repeated="5"/>
          <table:table-cell table:style-name="ce3" table:number-columns-repeated="2"/>
        </table:table-row>
        <table:table-row table:style-name="ro1">
          <table:table-cell table:style-name="ce15" office:value-type="string" calcext:value-type="string">
            <text:p>extrapolação</text:p>
          </table:table-cell>
          <table:table-cell table:style-name="ce16" office:value-type="float" office:value="-1" calcext:value-type="float">
            <text:p>-1</text:p>
          </table:table-cell>
          <table:table-cell table:style-name="ce17"/>
          <table:table-cell table:style-name="ce18" table:formula="of:=[.B29]^2" office:value-type="float" office:value="1" calcext:value-type="float">
            <text:p>1</text:p>
          </table:table-cell>
          <table:table-cell table:style-name="ce18" table:number-columns-repeated="2"/>
          <table:table-cell table:style-name="ce18" table:formula="of:=[.B34]*[.B29]+[.B35]" office:value-type="float" office:value="12.919488892" calcext:value-type="float">
            <text:p>12.919488892</text:p>
          </table:table-cell>
          <table:table-cell table:style-name="ce18"/>
          <table:table-cell table:number-columns-repeated="5"/>
          <table:table-cell table:style-name="ce3" table:number-columns-repeated="2"/>
        </table:table-row>
        <table:table-row table:style-name="ro1">
          <table:table-cell table:style-name="ce15" office:value-type="string" calcext:value-type="string">
            <text:p>extrapolação</text:p>
          </table:table-cell>
          <table:table-cell table:style-name="ce16" office:value-type="float" office:value="51" calcext:value-type="float">
            <text:p>51</text:p>
          </table:table-cell>
          <table:table-cell table:style-name="ce17"/>
          <table:table-cell table:style-name="ce18" table:formula="of:=[.B30]^2" office:value-type="float" office:value="2601" calcext:value-type="float">
            <text:p>2601</text:p>
          </table:table-cell>
          <table:table-cell table:style-name="ce18" table:number-columns-repeated="2"/>
          <table:table-cell table:style-name="ce18" table:formula="of:=[.B34]*[.B30]+[.B35]" office:value-type="float" office:value="166.710511108" calcext:value-type="float">
            <text:p>166.710511108</text:p>
          </table:table-cell>
          <table:table-cell table:style-name="ce18"/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7])" office:value-type="float" office:value="650" calcext:value-type="float">
            <text:p>650</text:p>
          </table:table-cell>
          <table:table-cell table:formula="of:=SUM([.C2:.C27])" office:value-type="float" office:value="2364.63" calcext:value-type="float">
            <text:p>2364.63</text:p>
          </table:table-cell>
          <table:table-cell table:formula="of:=SUM([.D2:.D27])" office:value-type="float" office:value="22100" calcext:value-type="float">
            <text:p>22100</text:p>
          </table:table-cell>
          <table:table-cell table:formula="of:=SUM([.E2:.E27])" office:value-type="float" office:value="76417.24" calcext:value-type="float">
            <text:p>76417.24</text:p>
          </table:table-cell>
          <table:table-cell table:formula="of:=SUM([.F2:.F27])" office:value-type="float" office:value="271988.6313" calcext:value-type="float">
            <text:p>271988.6313</text:p>
          </table:table-cell>
          <table:table-cell table:style-name="ce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Medium</text:p>
          </table:table-cell>
          <table:table-cell table:formula="of:=MEDIAN([.B$2:.B$27])" office:value-type="float" office:value="25" calcext:value-type="float">
            <text:p>25</text:p>
          </table:table-cell>
          <table:table-cell table:formula="of:=MEDIAN([.C$2:.C$27])" office:value-type="float" office:value="89.815" calcext:value-type="float">
            <text:p>89.815</text:p>
          </table:table-cell>
          <table:table-cell table:formula="of:=MEDIAN([.D$2:.D$27])" office:value-type="float" office:value="626" calcext:value-type="float">
            <text:p>626</text:p>
          </table:table-cell>
          <table:table-cell table:formula="of:=MEDIAN([.E$2:.E$27])" office:value-type="float" office:value="2295.01" calcext:value-type="float">
            <text:p>2295.01</text:p>
          </table:table-cell>
          <table:table-cell table:formula="of:=MEDIAN([.F2:.F27])" office:value-type="float" office:value="8066.84645" calcext:value-type="float">
            <text:p>8066.84645</text:p>
          </table:table-cell>
          <table:table-cell table:style-name="ce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Counter</text:p>
          </table:table-cell>
          <table:table-cell table:formula="of:=COUNT([.B2:.B27])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=</text:p>
          </table:table-cell>
          <table:table-cell table:style-name="ce1" office:value-type="float" office:value="2.957519658" calcext:value-type="float">
            <text:p>2.9575196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=</text:p>
          </table:table-cell>
          <table:table-cell table:style-name="ce1" office:value-type="float" office:value="15.87700855" calcext:value-type="float">
            <text:p>15.87700855</text:p>
          </table:table-cell>
          <table:table-cell table:number-columns-repeated="13"/>
        </table:table-row>
        <table:table-row table:style-name="ro1" table:number-rows-repeated="104854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21:42:11.979117665</meta:creation-date>
    <meta:editing-duration>PT56M9S</meta:editing-duration>
    <meta:editing-cycles>3</meta:editing-cycles>
    <meta:generator>LibreOffice/7.3.7.2$Linux_X86_64 LibreOffice_project/30$Build-2</meta:generator>
    <dc:date>2024-02-10T20:30:20.811151220</dc:date>
    <meta:document-statistic meta:table-count="5" meta:cell-count="73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66cm" svg:y="4.201cm" style:legend-expansion="high" chart:style-name="ch2"/>
        <chart:plot-area chart:style-name="ch3" table:cell-range-address="Passo1.A2:Passo1.B27 Passo1.B1:Passo1.B1" chart:data-source-has-labels="row" svg:x="0.32cm" svg:y="0.18cm" svg:width="13.626cm" svg:height="8.64cm">
          <chart:coordinate-region svg:x="1.127cm" svg:y="0.379cm" svg:width="12.63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sso1.B2:Passo1.B27" chart:label-cell-address="Passo1.B1:Passo1.B1" chart:class="chart:scatter">
            <chart:domain table:cell-range-address="Passo1.A2:Passo1.A2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real</text:p>
                <draw:g>
                  <svg:desc>Passo1.B1:Passo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sso1.A2:Passo1.A27</svg:desc>
                </draw:g>
              </table:table-cell>
              <table:table-cell office:value-type="float" office:value="34.64">
                <text:p>34.64</text:p>
                <draw:g>
                  <svg:desc>Passo1.B2:Passo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0.42">
                <text:p>4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50.74">
                <text:p>50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90.15">
                <text:p>9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00.63">
                <text:p>100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3.65">
                <text:p>83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103.47">
                <text:p>103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28.12">
                <text:p>128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140.35">
                <text:p>140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37.97">
                <text:p>137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122.06">
                <text:p>122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118.24">
                <text:p>118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146.39">
                <text:p>146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138.15">
                <text:p>138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158.85">
                <text:p>158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35.65">
                <text:p>135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187.84">
                <text:p>187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8.992cm" xlink:href=".." xlink:type="simple" chart:class="chart:scatter" chart:style-name="ch1">
        <chart:legend chart:legend-position="bottom" svg:x="5.271cm" svg:y="8.393cm" style:legend-expansion="wide" chart:style-name="ch2"/>
        <chart:plot-area chart:style-name="ch3" table:cell-range-address="Passo4.B2:Passo4.C27 Passo4.C1:Passo4.C1" chart:data-source-has-labels="row" svg:x="0.32cm" svg:y="0.179cm" svg:width="15.373cm" svg:height="7.851cm">
          <chart:coordinate-region svg:x="1.127cm" svg:y="0.378cm" svg:width="14.38cm" svg:height="7.00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Passo4.C2:Passo4.C27" chart:label-cell-address="Passo4.C1:Passo4.C1" chart:class="chart:scatter">
            <chart:domain table:cell-range-address="Passo4.B2:Passo4.B27"/>
            <chart:regression-curve chart:style-name="ch8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_real</text:p>
                <draw:g>
                  <svg:desc>Passo4.C1:Passo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sso4.B2:Passo4.B27</svg:desc>
                </draw:g>
              </table:table-cell>
              <table:table-cell office:value-type="float" office:value="34.64">
                <text:p>34.64</text:p>
                <draw:g>
                  <svg:desc>Passo4.C2:Passo4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0.42">
                <text:p>4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50.74">
                <text:p>50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90.15">
                <text:p>9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00.63">
                <text:p>100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3.65">
                <text:p>83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103.47">
                <text:p>103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28.12">
                <text:p>128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140.35">
                <text:p>140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37.97">
                <text:p>137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122.06">
                <text:p>122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118.24">
                <text:p>118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146.39">
                <text:p>146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138.15">
                <text:p>138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158.85">
                <text:p>158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35.65">
                <text:p>135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187.84">
                <text:p>187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8.992cm" xlink:href=".." xlink:type="simple" chart:class="chart:scatter" chart:style-name="ch1">
        <chart:title svg:x="6.469cm" svg:y="0.315cm" chart:style-name="ch2">
          <text:p>Residuo/Ruido</text:p>
        </chart:title>
        <chart:legend chart:legend-position="end" svg:x="13.726cm" svg:y="4.197cm" style:legend-expansion="high" chart:style-name="ch3"/>
        <chart:plot-area chart:style-name="ch4" table:cell-range-address="resíduos.B1:resíduos.B27 resíduos.H1:resíduos.H27" svg:x="1.33cm" svg:y="1.273cm" svg:width="12.077cm" svg:height="6.559cm">
          <chart:coordinate-region svg:x="2.057cm" svg:y="1.473cm" svg:width="11.163cm" svg:height="6.16cm"/>
          <chart:axis chart:dimension="x" chart:name="primary-x" chart:style-name="ch5">
            <chart:title svg:x="7.205cm" svg:y="8.011cm" chart:style-name="ch6">
              <text:p>X</text:p>
            </chart:title>
          </chart:axis>
          <chart:axis chart:dimension="y" chart:name="primary-y" chart:style-name="ch7">
            <chart:title svg:x="0.451cm" svg:y="5.363cm" chart:style-name="ch8">
              <text:p>Residui_Y</text:p>
            </chart:title>
            <chart:grid chart:style-name="ch9" chart:class="major"/>
          </chart:axis>
          <chart:series chart:style-name="ch10" chart:values-cell-range-address="resíduos.H1:resíduos.H27" chart:class="chart:scatter">
            <chart:domain table:cell-range-address="resíduos.B1:resíduos.B27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resíduos.B1:resíduos.B27</svg:desc>
                </draw:g>
              </table:table-cell>
              <table:table-cell office:value-type="float" office:value="NaN">
                <text:p>NaN</text:p>
                <draw:g>
                  <svg:desc>resíduos.H1:resíduos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8.76299145">
                <text:p>18.76299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797952134">
                <text:p>3.797952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12912818000001">
                <text:p>0.812912818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.7978735">
                <text:p>6.7978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-28.41716581">
                <text:p>-28.41716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5.74779487">
                <text:p>15.74779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-7.26724444">
                <text:p>-7.2672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6.04771624">
                <text:p>16.04771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-7.05732308">
                <text:p>-7.05732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1.28236239">
                <text:p>-11.28236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-24.28740171">
                <text:p>-24.287401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9.20755897000001">
                <text:p>9.20755897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3.77251966">
                <text:p>13.772519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-9.12251966">
                <text:p>-9.12251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4.78244103">
                <text:p>4.78244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-15.1225983">
                <text:p>-15.1225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17.6023624">
                <text:p>17.6023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23.9173231">
                <text:p>23.9173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5.6222838">
                <text:p>15.62228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-6.20275559999999">
                <text:p>-6.2027555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-15.9377949">
                <text:p>-15.93779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.29716579999999">
                <text:p>6.2971657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-7.85787349999998">
                <text:p>-7.85787349999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6.92708719999999">
                <text:p>6.9270871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-22.1879521">
                <text:p>-22.1879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24.0870085">
                <text:p>24.08700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10.002cm" xlink:href=".." xlink:type="simple" chart:class="chart:scatter" chart:style-name="ch1">
        <chart:title svg:x="6.92cm" svg:y="0.336cm" chart:style-name="ch2">
          <text:p>Predições</text:p>
        </chart:title>
        <chart:plot-area chart:style-name="ch3" table:cell-range-address="resíduos.B12:resíduos.B14 resíduos.B28:resíduos.B30 resíduos.G12:resíduos.G14 resíduos.G28:resíduos.G30" svg:x="1.609cm" svg:y="1.279cm" svg:width="13.058cm" svg:height="8.305cm">
          <chart:coordinate-region svg:x="1.847cm" svg:y="1.478cm" svg:width="12.633cm" svg:height="7.459cm"/>
          <chart:axis chart:dimension="x" chart:name="primary-x" chart:style-name="ch4">
            <chart:title svg:x="7.975cm" svg:y="9.442cm" chart:style-name="ch5">
              <text:p>X</text:p>
            </chart:title>
          </chart:axis>
          <chart:axis chart:dimension="y" chart:name="primary-y" chart:style-name="ch6">
            <chart:title svg:x="0.73cm" svg:y="6.017cm" chart:style-name="ch7">
              <text:p>Y_pred</text:p>
            </chart:title>
            <chart:grid chart:style-name="ch8" chart:class="major"/>
          </chart:axis>
          <chart:series chart:style-name="ch9" chart:values-cell-range-address="resíduos.G12:resíduos.G14 resíduos.G28:resíduos.G30" chart:class="chart:scatter">
            <chart:domain table:cell-range-address="resíduos.B12:resíduos.B14 resíduos.B28:resíduos.B3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lumn G 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resíduos.B12:resíduos.B14 resíduos.B28:resíduos.B30</svg:desc>
                </draw:g>
              </table:table-cell>
              <table:table-cell office:value-type="float" office:value="75.02740171">
                <text:p>75.02740171</text:p>
                <draw:g>
                  <svg:desc>resíduos.G12:resíduos.G14 resíduos.G28:resíduos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80.94244103">
                <text:p>80.94244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86.85748034">
                <text:p>86.85748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9.961969234">
                <text:p>9.961969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2.919488892">
                <text:p>12.919488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166.710511108">
                <text:p>166.7105111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